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27cm" draw:marker-start-width="0.483cm" draw:marker-end-width="0.483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2" style:family="graphic" style:parent-style-name="standard">
      <style:graphic-properties draw:stroke="dash" draw:stroke-dash="Fine_20_Dashed" svg:stroke-width="0.127cm" draw:marker-start-width="0.483cm" draw:marker-end-width="0.483cm" draw:fill="none" draw:textarea-vertical-align="middle" draw:auto-grow-height="false" fo:min-height="0.749cm" fo:min-width="0.499cm" fo:padding-top="0.188cm" fo:padding-bottom="0.188cm" fo:padding-left="0.313cm" fo:padding-right="0.313cm"/>
    </style:style>
    <style:style style:name="gr3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27cm" draw:marker-start-width="0.483cm" draw:marker-end="Arrow_20_concave" draw:marker-end-width="0.483cm" draw:textarea-horizontal-align="center" draw:textarea-vertical-align="middle" fo:padding-top="0.188cm" fo:padding-bottom="0.188cm" fo:padding-left="0.313cm" fo:padding-right="0.313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tyle="normal"/>
    </style:style>
    <style:style style:name="T3" style:family="text">
      <style:text-properties fo:font-style="italic"/>
    </style:style>
    <style:style style:name="T4" style:family="text">
      <style:text-properties style:text-position="-33% 58%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54cm" svg:x="2.745cm" svg:y="2.2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3.328cm" svg:y="2.5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3.512cm" svg:y1="4.816cm" svg:x2="2.916cm" svg:y2="5.788cm">
          <text:p text:style-name="P2"/>
        </draw:line>
        <draw:line draw:style-name="gr3" draw:text-style-name="P1" draw:layer="layout" svg:x1="5.712cm" svg:y1="1.242cm" svg:x2="5.116cm" svg:y2="2.214cm">
          <text:p text:style-name="P2"/>
        </draw:line>
        <draw:line draw:style-name="gr3" draw:text-style-name="P1" draw:layer="layout" svg:x1="2.916cm" svg:y1="1.242cm" svg:x2="3.512cm" svg:y2="2.214cm">
          <text:p text:style-name="P2"/>
        </draw:line>
        <draw:line draw:style-name="gr3" draw:text-style-name="P1" draw:layer="layout" svg:x1="5.116cm" svg:y1="4.816cm" svg:x2="5.712cm" svg:y2="5.788cm">
          <text:p text:style-name="P2"/>
        </draw:line>
        <draw:line draw:style-name="gr3" draw:text-style-name="P1" draw:layer="layout" svg:x1="5.95cm" svg:y1="3.524cm" svg:x2="7.09cm" svg:y2="3.53cm">
          <text:p text:style-name="P2"/>
        </draw:line>
        <draw:line draw:style-name="gr3" draw:text-style-name="P1" draw:layer="layout" svg:x1="1.631cm" svg:y1="3.512cm" svg:x2="2.771cm" svg:y2="3.518cm">
          <text:p text:style-name="P2"/>
        </draw:line>
        <draw:frame draw:style-name="gr4" draw:layer="layout" svg:width="1.158cm" svg:height="1.114cm" svg:x="2.297cm" svg:y="5.636cm">
          <draw:text-box>
            <text:p text:style-name="P2">H<text:span text:style-name="T1">5</text:span></text:p>
          </draw:text-box>
        </draw:frame>
        <draw:frame draw:style-name="gr4" draw:layer="layout" svg:width="1.158cm" svg:height="1.114cm" svg:x="5.447cm" svg:y="5.636cm">
          <draw:text-box>
            <text:p text:style-name="P2">H<text:span text:style-name="T1">4</text:span></text:p>
          </draw:text-box>
        </draw:frame>
        <draw:frame draw:style-name="gr4" draw:layer="layout" svg:width="1.158cm" svg:height="1.114cm" svg:x="5.447cm" svg:y="0.436cm">
          <draw:text-box>
            <text:p text:style-name="P2">H<text:span text:style-name="T1">2</text:span></text:p>
          </draw:text-box>
        </draw:frame>
        <draw:frame draw:style-name="gr4" draw:layer="layout" svg:width="1.158cm" svg:height="1.114cm" svg:x="2.297cm" svg:y="0.436cm">
          <draw:text-box>
            <text:p text:style-name="P2">H<text:span text:style-name="T2">1</text:span></text:p>
          </draw:text-box>
        </draw:frame>
        <draw:frame draw:style-name="gr4" draw:layer="layout" svg:width="1.158cm" svg:height="1.114cm" svg:x="6.947cm" svg:y="3.036cm">
          <draw:text-box>
            <text:p text:style-name="P2">H<text:span text:style-name="T1">3</text:span></text:p>
          </draw:text-box>
        </draw:frame>
        <draw:frame draw:style-name="gr4" draw:layer="layout" svg:width="1.158cm" svg:height="1.114cm" svg:x="0.847cm" svg:y="3.036cm">
          <draw:text-box>
            <text:p text:style-name="P2">H<text:span text:style-name="T1">6</text:span></text:p>
          </draw:text-box>
        </draw:frame>
        <draw:line draw:style-name="gr5" draw:text-style-name="P1" draw:layer="layout" svg:x1="8.725cm" svg:y1="3.562cm" svg:x2="11.265cm" svg:y2="3.562cm">
          <text:p text:style-name="P2"/>
        </draw:line>
        <draw:frame draw:style-name="gr4" draw:layer="layout" svg:width="1.158cm" svg:height="1.114cm" svg:x="9.19cm" svg:y="2.52cm">
          <draw:text-box>
            <text:p text:style-name="P2"><text:span text:style-name="T3">C</text:span><text:span text:style-name="T1">6</text:span></text:p>
          </draw:text-box>
        </draw:frame>
        <draw:custom-shape draw:style-name="gr1" draw:text-style-name="P1" draw:layer="layout" svg:width="3.175cm" svg:height="2.54cm" svg:x="13.845cm" svg:y="2.2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14.428cm" svg:y="2.5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4.612cm" svg:y1="4.816cm" svg:x2="14.016cm" svg:y2="5.788cm">
          <text:p text:style-name="P2"/>
        </draw:line>
        <draw:line draw:style-name="gr3" draw:text-style-name="P1" draw:layer="layout" svg:x1="16.812cm" svg:y1="1.242cm" svg:x2="16.216cm" svg:y2="2.214cm">
          <text:p text:style-name="P2"/>
        </draw:line>
        <draw:line draw:style-name="gr3" draw:text-style-name="P1" draw:layer="layout" svg:x1="14.016cm" svg:y1="1.242cm" svg:x2="14.612cm" svg:y2="2.214cm">
          <text:p text:style-name="P2"/>
        </draw:line>
        <draw:line draw:style-name="gr3" draw:text-style-name="P1" draw:layer="layout" svg:x1="16.216cm" svg:y1="4.816cm" svg:x2="16.812cm" svg:y2="5.788cm">
          <text:p text:style-name="P2"/>
        </draw:line>
        <draw:line draw:style-name="gr3" draw:text-style-name="P1" draw:layer="layout" svg:x1="17.05cm" svg:y1="3.524cm" svg:x2="18.19cm" svg:y2="3.53cm">
          <text:p text:style-name="P2"/>
        </draw:line>
        <draw:line draw:style-name="gr3" draw:text-style-name="P1" draw:layer="layout" svg:x1="12.731cm" svg:y1="3.512cm" svg:x2="13.871cm" svg:y2="3.518cm">
          <text:p text:style-name="P2"/>
        </draw:line>
        <draw:frame draw:style-name="gr4" draw:layer="layout" svg:width="1.158cm" svg:height="1.114cm" svg:x="13.397cm" svg:y="5.636cm">
          <draw:text-box>
            <text:p text:style-name="P2">H<text:span text:style-name="T1">6</text:span></text:p>
          </draw:text-box>
        </draw:frame>
        <draw:frame draw:style-name="gr4" draw:layer="layout" svg:width="1.158cm" svg:height="1.114cm" svg:x="16.547cm" svg:y="5.636cm">
          <draw:text-box>
            <text:p text:style-name="P2">H<text:span text:style-name="T1">5</text:span></text:p>
          </draw:text-box>
        </draw:frame>
        <draw:frame draw:style-name="gr4" draw:layer="layout" svg:width="1.158cm" svg:height="1.114cm" svg:x="16.547cm" svg:y="0.436cm">
          <draw:text-box>
            <text:p text:style-name="P2">H<text:span text:style-name="T1">3</text:span></text:p>
          </draw:text-box>
        </draw:frame>
        <draw:frame draw:style-name="gr4" draw:layer="layout" svg:width="1.158cm" svg:height="1.114cm" svg:x="13.397cm" svg:y="0.436cm">
          <draw:text-box>
            <text:p text:style-name="P2">H<text:span text:style-name="T2">2</text:span></text:p>
          </draw:text-box>
        </draw:frame>
        <draw:frame draw:style-name="gr4" draw:layer="layout" svg:width="1.158cm" svg:height="1.114cm" svg:x="18.047cm" svg:y="3.036cm">
          <draw:text-box>
            <text:p text:style-name="P2">H<text:span text:style-name="T1">4</text:span></text:p>
          </draw:text-box>
        </draw:frame>
        <draw:frame draw:style-name="gr4" draw:layer="layout" svg:width="1.158cm" svg:height="1.114cm" svg:x="11.947cm" svg:y="3.036cm">
          <draw:text-box>
            <text:p text:style-name="P2">H<text:span text:style-name="T1">1</text:span></text:p>
          </draw:text-box>
        </draw:frame>
        <draw:custom-shape draw:style-name="gr6" draw:text-style-name="P1" draw:layer="layout" svg:width="0.227cm" svg:height="0.227cm" svg:x="4.248cm" svg:y="3.42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0.227cm" svg:height="0.227cm" svg:x="15.365cm" svg:y="3.42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4.295cm" svg:y1="6.192cm" svg:x2="4.295cm" svg:y2="8.732cm">
          <text:p text:style-name="P2"/>
        </draw:line>
        <draw:frame draw:style-name="gr4" draw:layer="layout" svg:width="1.158cm" svg:height="1.114cm" svg:x="2.99cm" svg:y="6.52cm">
          <draw:text-box>
            <text:p text:style-name="P2"><text:span text:style-name="T3">C</text:span><text:span text:style-name="T4">2</text:span></text:p>
          </draw:text-box>
        </draw:frame>
        <draw:custom-shape draw:style-name="gr1" draw:text-style-name="P1" draw:layer="layout" svg:width="3.175cm" svg:height="2.54cm" svg:x="2.745cm" svg:y="9.9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3.328cm" svg:y="10.2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3.512cm" svg:y1="12.516cm" svg:x2="2.916cm" svg:y2="13.488cm">
          <text:p text:style-name="P2"/>
        </draw:line>
        <draw:line draw:style-name="gr3" draw:text-style-name="P1" draw:layer="layout" svg:x1="5.712cm" svg:y1="8.942cm" svg:x2="5.116cm" svg:y2="9.914cm">
          <text:p text:style-name="P2"/>
        </draw:line>
        <draw:line draw:style-name="gr3" draw:text-style-name="P1" draw:layer="layout" svg:x1="2.916cm" svg:y1="8.942cm" svg:x2="3.512cm" svg:y2="9.914cm">
          <text:p text:style-name="P2"/>
        </draw:line>
        <draw:line draw:style-name="gr3" draw:text-style-name="P1" draw:layer="layout" svg:x1="5.116cm" svg:y1="12.516cm" svg:x2="5.712cm" svg:y2="13.488cm">
          <text:p text:style-name="P2"/>
        </draw:line>
        <draw:line draw:style-name="gr3" draw:text-style-name="P1" draw:layer="layout" svg:x1="5.95cm" svg:y1="11.224cm" svg:x2="7.09cm" svg:y2="11.23cm">
          <text:p text:style-name="P2"/>
        </draw:line>
        <draw:line draw:style-name="gr3" draw:text-style-name="P1" draw:layer="layout" svg:x1="1.631cm" svg:y1="11.212cm" svg:x2="2.771cm" svg:y2="11.218cm">
          <text:p text:style-name="P2"/>
        </draw:line>
        <draw:frame draw:style-name="gr4" draw:layer="layout" svg:width="1.158cm" svg:height="1.114cm" svg:x="2.297cm" svg:y="13.336cm">
          <draw:text-box>
            <text:p text:style-name="P2">H<text:span text:style-name="T1">2</text:span></text:p>
          </draw:text-box>
        </draw:frame>
        <draw:frame draw:style-name="gr4" draw:layer="layout" svg:width="1.158cm" svg:height="1.114cm" svg:x="5.447cm" svg:y="13.336cm">
          <draw:text-box>
            <text:p text:style-name="P2">H<text:span text:style-name="T1">1</text:span></text:p>
          </draw:text-box>
        </draw:frame>
        <draw:frame draw:style-name="gr4" draw:layer="layout" svg:width="1.158cm" svg:height="1.114cm" svg:x="5.447cm" svg:y="8.136cm">
          <draw:text-box>
            <text:p text:style-name="P2">H<text:span text:style-name="T1">5</text:span></text:p>
          </draw:text-box>
        </draw:frame>
        <draw:frame draw:style-name="gr4" draw:layer="layout" svg:width="1.158cm" svg:height="1.114cm" svg:x="2.297cm" svg:y="8.136cm">
          <draw:text-box>
            <text:p text:style-name="P2">H<text:span text:style-name="T2">4</text:span></text:p>
          </draw:text-box>
        </draw:frame>
        <draw:frame draw:style-name="gr4" draw:layer="layout" svg:width="1.158cm" svg:height="1.114cm" svg:x="6.947cm" svg:y="10.736cm">
          <draw:text-box>
            <text:p text:style-name="P2">H<text:span text:style-name="T1">6</text:span></text:p>
          </draw:text-box>
        </draw:frame>
        <draw:frame draw:style-name="gr4" draw:layer="layout" svg:width="1.158cm" svg:height="1.114cm" svg:x="0.847cm" svg:y="10.736cm">
          <draw:text-box>
            <text:p text:style-name="P2">H<text:span text:style-name="T1">3</text:span></text:p>
          </draw:text-box>
        </draw:frame>
        <draw:custom-shape draw:style-name="gr6" draw:text-style-name="P1" draw:layer="layout" svg:width="0.227cm" svg:height="0.227cm" svg:x="4.248cm" svg:y="11.12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3.175cm" svg:height="2.54cm" svg:x="13.845cm" svg:y="9.9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14.428cm" svg:y="10.2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4.612cm" svg:y1="12.516cm" svg:x2="14.016cm" svg:y2="13.488cm">
          <text:p text:style-name="P2"/>
        </draw:line>
        <draw:line draw:style-name="gr3" draw:text-style-name="P1" draw:layer="layout" svg:x1="16.812cm" svg:y1="8.942cm" svg:x2="16.216cm" svg:y2="9.914cm">
          <text:p text:style-name="P2"/>
        </draw:line>
        <draw:line draw:style-name="gr3" draw:text-style-name="P1" draw:layer="layout" svg:x1="14.016cm" svg:y1="8.942cm" svg:x2="14.612cm" svg:y2="9.914cm">
          <text:p text:style-name="P2"/>
        </draw:line>
        <draw:line draw:style-name="gr3" draw:text-style-name="P1" draw:layer="layout" svg:x1="16.216cm" svg:y1="12.516cm" svg:x2="16.812cm" svg:y2="13.488cm">
          <text:p text:style-name="P2"/>
        </draw:line>
        <draw:line draw:style-name="gr3" draw:text-style-name="P1" draw:layer="layout" svg:x1="17.05cm" svg:y1="11.224cm" svg:x2="18.19cm" svg:y2="11.23cm">
          <text:p text:style-name="P2"/>
        </draw:line>
        <draw:line draw:style-name="gr3" draw:text-style-name="P1" draw:layer="layout" svg:x1="12.731cm" svg:y1="11.212cm" svg:x2="13.871cm" svg:y2="11.218cm">
          <text:p text:style-name="P2"/>
        </draw:line>
        <draw:frame draw:style-name="gr4" draw:layer="layout" svg:width="1.158cm" svg:height="1.114cm" svg:x="13.397cm" svg:y="13.336cm">
          <draw:text-box>
            <text:p text:style-name="P2">H<text:span text:style-name="T1">1</text:span></text:p>
          </draw:text-box>
        </draw:frame>
        <draw:frame draw:style-name="gr4" draw:layer="layout" svg:width="1.158cm" svg:height="1.114cm" svg:x="16.547cm" svg:y="13.336cm">
          <draw:text-box>
            <text:p text:style-name="P2">H<text:span text:style-name="T1">6</text:span></text:p>
          </draw:text-box>
        </draw:frame>
        <draw:frame draw:style-name="gr4" draw:layer="layout" svg:width="1.158cm" svg:height="1.114cm" svg:x="16.547cm" svg:y="8.136cm">
          <draw:text-box>
            <text:p text:style-name="P2">H<text:span text:style-name="T1">4</text:span></text:p>
          </draw:text-box>
        </draw:frame>
        <draw:frame draw:style-name="gr4" draw:layer="layout" svg:width="1.158cm" svg:height="1.114cm" svg:x="13.397cm" svg:y="8.136cm">
          <draw:text-box>
            <text:p text:style-name="P2">H<text:span text:style-name="T2">3</text:span></text:p>
          </draw:text-box>
        </draw:frame>
        <draw:frame draw:style-name="gr4" draw:layer="layout" svg:width="1.158cm" svg:height="1.114cm" svg:x="18.047cm" svg:y="10.736cm">
          <draw:text-box>
            <text:p text:style-name="P2">H<text:span text:style-name="T1">5</text:span></text:p>
          </draw:text-box>
        </draw:frame>
        <draw:frame draw:style-name="gr4" draw:layer="layout" svg:width="1.158cm" svg:height="1.114cm" svg:x="11.947cm" svg:y="10.736cm">
          <draw:text-box>
            <text:p text:style-name="P2">H<text:span text:style-name="T1">2</text:span></text:p>
          </draw:text-box>
        </draw:frame>
        <draw:custom-shape draw:style-name="gr6" draw:text-style-name="P1" draw:layer="layout" svg:width="0.227cm" svg:height="0.227cm" svg:x="15.365cm" svg:y="11.12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15.396cm" svg:y1="6.192cm" svg:x2="15.396cm" svg:y2="8.732cm">
          <text:p text:style-name="P2"/>
        </draw:line>
        <draw:frame draw:style-name="gr4" draw:layer="layout" svg:width="1.158cm" svg:height="1.114cm" svg:x="14.091cm" svg:y="6.52cm">
          <draw:text-box>
            <text:p text:style-name="P2"><text:span text:style-name="T3">C</text:span><text:span text:style-name="T4">6</text:span></text:p>
          </draw:text-box>
        </draw:frame>
        <draw:line draw:style-name="gr5" draw:text-style-name="P1" draw:layer="layout" svg:x1="11.265cm" svg:y1="11.162cm" svg:x2="8.725cm" svg:y2="11.162cm">
          <text:p text:style-name="P2"/>
        </draw:line>
        <draw:frame draw:style-name="gr4" draw:layer="layout" svg:width="1.158cm" svg:height="1.114cm" svg:x="9.69cm" svg:y="10.12cm">
          <draw:text-box>
            <text:p text:style-name="P2"><text:span text:style-name="T3">C</text:span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3T17:09:09</meta:creation-date>
    <dc:creator>Jussi Eloranta</dc:creator>
    <dc:date>2007-04-03T18:04:07</dc:date>
    <dc:language>en-US</dc:language>
    <meta:editing-cycles>19</meta:editing-cycles>
    <meta:editing-duration>PT48M49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